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6000003DB1E6A00313FC43026.jpg" manifest:media-type="image/jpeg"/>
  <manifest:file-entry manifest:full-path="Pictures/10000000000001E40000016CD7B43074F6CFCDB0.png" manifest:media-type="image/png"/>
  <manifest:file-entry manifest:full-path="Pictures/100000000000030F000001A34378B3353955D0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713cm" svg:height="11.083cm" svg:x="6.987cm" svg:y="0.2cm">
          <draw:image xlink:href="Pictures/100000000000030F000001A34378B3353955D097.png" xlink:type="simple" xlink:show="embed" xlink:actuate="onLoad">
            <text:p/>
          </draw:image>
        </draw:frame>
        <draw:frame draw:style-name="gr1" draw:text-style-name="P1" draw:layer="layout" svg:width="11.207cm" svg:height="8.428cm" svg:x="0.2cm" svg:y="3.172cm">
          <draw:image xlink:href="Pictures/10000000000001E40000016CD7B43074F6CFCDB0.png" xlink:type="simple" xlink:show="embed" xlink:actuate="onLoad">
            <text:p/>
          </draw:image>
        </draw:frame>
        <draw:frame draw:style-name="gr1" draw:text-style-name="P1" draw:layer="layout" svg:width="15.849cm" svg:height="12.164cm" svg:x="11.751cm" svg:y="8.4cm">
          <draw:image xlink:href="Pictures/1000000000000506000003DB1E6A00313FC430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16:18.637732299</meta:creation-date>
    <dc:date>2016-10-01T09:18:51.591038761</dc:date>
    <meta:editing-duration>PT2M33S</meta:editing-duration>
    <meta:editing-cycles>1</meta:editing-cycles>
    <meta:document-statistic meta:object-count="26"/>
    <meta:generator>LibreOffice/5.1.4.2$Linux_X86_64 LibreOffice_project/10m0$Build-2</meta:generator>
  </office:meta>
</office:document-meta>
</file>